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d129" officeooo:paragraph-rsid="001e3e8d"/>
    </style:style>
    <style:style style:name="P2" style:family="paragraph" style:parent-style-name="Text_20_body">
      <style:text-properties officeooo:rsid="000dd129" officeooo:paragraph-rsid="001ec4c6"/>
    </style:style>
    <style:style style:name="P3" style:family="paragraph" style:parent-style-name="Text_20_body">
      <style:text-properties officeooo:rsid="000dd129" officeooo:paragraph-rsid="0021f56a"/>
    </style:style>
    <style:style style:name="P4" style:family="paragraph" style:parent-style-name="Text_20_body">
      <style:text-properties officeooo:rsid="000dd129" officeooo:paragraph-rsid="00220615"/>
    </style:style>
    <style:style style:name="P5" style:family="paragraph" style:parent-style-name="Text_20_body">
      <style:text-properties officeooo:rsid="000dd129" officeooo:paragraph-rsid="0022f30a"/>
    </style:style>
    <style:style style:name="P6" style:family="paragraph" style:parent-style-name="Text_20_body">
      <style:text-properties officeooo:rsid="000dd129" officeooo:paragraph-rsid="002567d4"/>
    </style:style>
    <style:style style:name="P7" style:family="paragraph" style:parent-style-name="Text_20_body">
      <style:text-properties officeooo:rsid="000dd129" officeooo:paragraph-rsid="002643e4"/>
    </style:style>
    <style:style style:name="P8" style:family="paragraph" style:parent-style-name="Text_20_body">
      <style:text-properties officeooo:paragraph-rsid="001e3e8d"/>
    </style:style>
    <style:style style:name="P9" style:family="paragraph" style:parent-style-name="Text_20_body">
      <style:text-properties officeooo:rsid="001ec4c6" officeooo:paragraph-rsid="001ec4c6"/>
    </style:style>
    <style:style style:name="P10" style:family="paragraph" style:parent-style-name="Title">
      <style:text-properties officeooo:paragraph-rsid="001e3e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gramming Fundamentals -</text:p>
      <text:p text:style-name="P10">Assignment 2</text:p>
      <text:p text:style-name="P8"/>
      <text:p text:style-name="P1">Q1.</text:p>
      <text:p text:style-name="P1">Statically Typed Language</text:p>
      <text:p text:style-name="P1">languages which are consider about type at compile time are named as Statically Typed Languages.</text:p>
      <text:p text:style-name="P1">Dynamically Typed Languages</text:p>
      <text:p text:style-name="P1">languages which are consider about type at Run/Executing time are named as Dynamically Typed</text:p>
      <text:p text:style-name="P1">Languages.</text:p>
      <text:p text:style-name="P1">Strongly Typed Language</text:p>
      <text:p text:style-name="P1">These languages are Strongly consider about the type when assigning values</text:p>
      <text:p text:style-name="P1">Loosely Typed Language</text:p>
      <text:p text:style-name="P1">These languages are not Strongly consider about the type when assigning values to variables.</text:p>
      <text:p text:style-name="P1">=&gt; JAVA is Strongly typed Statically Typed and Dynamically Typed language.</text:p>
      <text:p text:style-name="P1"/>
      <text:p text:style-name="P2">Q2)</text:p>
      <text:p text:style-name="P2">Case Sensitive</text:p>
      <text:p text:style-name="P2">If language consider about the lover case and uppercase of the used letters in Identifiers, Key words</text:p>
      <text:p text:style-name="P2">in the source code are consider as case sensitive language.</text:p>
      <text:p text:style-name="P2">Public,public =&gt; in Case Sensitive language these are two cases</text:p>
      <text:p text:style-name="P2">Case Insensitive</text:p>
      <text:p text:style-name="P2">If language doesn't consider about lover cases and uppercase in Identifiers when writing the source</text:p>
      <text:p text:style-name="P2">code that kind of language consider as case Insensitive language.</text:p>
      <text:p text:style-name="P2">Cane use identifiers both as mySecond and mysecond.Case Sensitive -Insensitive</text:p>
      <text:p text:style-name="P2">Language behave both ways of case sensitive and case Insensitive are consider as Case Sensitive -</text:p>
      <text:p text:style-name="P2">Insensitive Language.</text:p>
      <text:p text:style-name="P2">=&gt; JAVA consider as case sensitive language. JAVA consider “mySecondTry” and “mysecondtry” as</text:p>
      <text:p text:style-name="P2">two identifiers.</text:p>
      <text:p text:style-name="P2"/>
      <text:p text:style-name="P3"><text:soft-page-break/>Q3)</text:p>
      <text:p text:style-name="P3">Identity Conversion</text:p>
      <text:p text:style-name="P3">this happen between same types. Free assign identifier can again to a same type identifier. When</text:p>
      <text:p text:style-name="P3">this happen its call Identity Conversion occurs.</text:p>
      <text:p text:style-name="P3">Int x = 10;</text:p>
      <text:p text:style-name="P3">int y =x;</text:p>
      <text:p text:style-name="P3">jls 5.1.1. =&gt; A conversion from a type to that same type is permitted for any type.</text:p>
      <text:p text:style-name="P3"/>
      <text:p text:style-name="P4">Q4)</text:p>
      <text:p text:style-name="P4">Primitive widening Conversion</text:p>
      <text:p text:style-name="P4">1. occur between primitive data types</text:p>
      <text:p text:style-name="P4">2. capacity of the type increase as byte&lt;shote&lt;char&lt;int&lt;long&lt;float&lt;double</text:p>
      <text:p text:style-name="P4">3. concept says smaller capacity data type can convert to larger type</text:p>
      <text:p text:style-name="P4">4. when value assign to a larger type, smaller type value convert to larger type</text:p>
      <text:p text:style-name="P4"/>
      <text:p text:style-name="P5">Q5)</text:p>
      <text:p text:style-name="P5">Compile-time constant =&gt;Value of these constants are determine by compiler in compile time</text:p>
      <text:p text:style-name="P5">•<text:tab/>final int x=10;</text:p>
      <text:p text:style-name="P5">run-time constant =&gt; Compiler cant determine these values. Value of these constants are determine</text:p>
      <text:p text:style-name="P5">and assign in runtime.</text:p>
      <text:p text:style-name="P5">•<text:tab/>Final int x = abc(); =&gt; compiler compile this statement without assigning value to x, but in</text:p>
      <text:p text:style-name="P5">run time by this method value assign to x</text:p>
      <text:p text:style-name="P5"/>
      <text:p text:style-name="P6">Q6)</text:p>
      <text:p text:style-name="P6">Implicit (Automatic) Narrowing Primitive Conversions1. Occurs If the larger type assigning value is with in the range of smaller data type.</text:p>
      <text:p text:style-name="P6">2. occurs if the value is constant in compile time.</text:p>
      <text:p text:style-name="P6">3. This happen only between byte,short, int,char</text:p>
      <text:p text:style-name="P6">Explicit Narrowing Conversions (Casting)</text:p>
      <text:p text:style-name="P6">1. this occur when going to assign larger type value to a smaller type.</text:p>
      <text:p text:style-name="P6">2. if larger type value is not within the smaller type capacity range and still value assign to smaller</text:p>
      <text:p text:style-name="P6">type its call primitive data conversion (Casting) =&gt; this is defer</text:p>
      <text:p text:style-name="P6"><text:soft-page-break/>3. when this happen data loss can be occur.</text:p>
      <text:p text:style-name="P6"/>
      <text:p text:style-name="P7">Q7)</text:p>
      <text:p text:style-name="P7">1. In long data type data saving method is deferent from float data saving method</text:p>
      <text:p text:style-name="P7">2. Float type is design to store floating point values. If floating points are not considering last</text:p>
      <text:p text:style-name="P7">floating points it does not change the value in considerable amount. So in float type if its going save</text:p>
      <text:p text:style-name="P7">large amount of floating points this type is not consider last floating points. Because of this the</text:p>
      <text:p text:style-name="P7">value is not 100% accurate.</text:p>
      <text:p text:style-name="P7">3. when long data type assign to float data type 64 bit structure change and the number is change as</text:p>
      <text:p text:style-name="P7">a floating point number. After change to a floating pint number if there are more than 23 floating</text:p>
      <text:p text:style-name="P7">points remove the last floating points and store the value in floating point structure. This can occur</text:p>
      <text:p text:style-name="P7">data lost and can be not 100% accurate.</text:p>
      <text:p text:style-name="P7">4. This saving is happen as Exponent saving and Fraction saving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8:02:33.231032255</meta:creation-date>
    <meta:generator>LibreOffice/7.3.7.2$Linux_X86_64 LibreOffice_project/30$Build-2</meta:generator>
    <dc:date>2023-08-01T19:05:45.919908749</dc:date>
    <meta:editing-duration>PT49M5S</meta:editing-duration>
    <meta:editing-cycles>8</meta:editing-cycles>
    <meta:document-statistic meta:table-count="0" meta:image-count="0" meta:object-count="0" meta:page-count="3" meta:paragraph-count="66" meta:word-count="596" meta:character-count="3604" meta:non-whitespace-character-count="3074"/>
  </office:meta>
</office:document-meta>
</file>